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Czytanie_5f_Text">
      <style:paragraph-properties fo:orphans="0" fo:widows="0"/>
    </style:style>
    <style:style style:name="P2" style:family="paragraph" style:parent-style-name="T_5f_2Dzien">
      <style:paragraph-properties fo:break-before="auto" fo:break-after="auto"/>
    </style:style>
    <style:style style:name="T1" style:family="text">
      <style:text-properties fo:text-transform="uppercase"/>
    </style:style>
    <style:style style:name="T2" style:family="text">
      <style:text-properties fo:color="#ff0000"/>
    </style:style>
    <style:style style:name="T3" style:family="text">
      <style:text-properties fo:color="#ff0000" fo:font-size="8pt" style:font-size-asian="8pt"/>
    </style:style>
    <style:style style:name="T4" style:family="text">
      <style:text-properties fo:color="#ff0000" style:font-name="Wingdings" style:font-name-asian="Wingdings" style:font-name-complex="Wingding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_5f_2Dzien">Środa w oktawie Wielkanocy</text:p>
      <text:p text:style-name="T_5f_Czytanie"><text:span text:style-name="T1">Pierwsze czytanie</text:span><text:tab/>Dz 3, 1-10</text:p>
      <text:p text:style-name="T_5f_opis">Uzdrowienie chromego od urodzenia</text:p>
      <text:p text:style-name="Czytanie_5f_Ksiega">Czytanie z Dziejów Apostolskich.</text:p>
      <text:p text:style-name="P1">Gdy Piotr i Jan wchodzili do świątyni na modlitwę o godzinie dziewiątej, wnoszono właśnie pewnego człowieka, chromego od urodzenia. Kładziono go codziennie przy bramie świątyni, zwanej Piękną, aby wstępujących do świątyni prosił o jałmużnę. Ten, zobaczywszy Piotra i Jana, gdy mieli wejść do świątyni, prosił ich o jałmużnę.</text:p>
      <text:p text:style-name="P1">Lecz Piotr wraz z Janem przypatrzywszy mu się powiedzieli: « Spójrz na nas ». A on patrzył na nich, oczekując od nich jałmużny. Piotr powiedział: « Nie mam srebra ani złota, ale co mam, to ci daję: W imię Jezusa Chrystusa Nazarejczyka, chodź! » I ująwszy go za prawą rękę, podniósł go. Natychmiast też odzyskał władzę w nogach i stopach. Zerwał się i stanął na nogach, skacząc i wielbiąc Boga.</text:p>
      <text:p text:style-name="P1">A cały lud zobaczył go chodzącego i chwalącego Boga. I rozpoznawali w nim tego człowieka, który siadał przy Pięknej Bramie świątyni, aby żebrać, i ogarnęło ich zdumienie i zachwyt z powodu tego, co go spotkało.</text:p>
      <text:p text:style-name="Czytanie_5f_Text">Oto słowo Boże.</text:p>
      <text:p text:style-name="T_5f_Czytanie"><text:span text:style-name="T1">Psalm responsoryjny<text:line-break/></text:span><text:tab/>Ps 105 (104), 1-2. 3-4. 8-9 <text:s/>(R.: Ps 33 (32), 5b)</text:p>
      <text:p text:style-name="Psalm_5f_R1"><text:span text:style-name="T2">Refren: </text:span>Pełna jest ziemia łaskawości Pana.</text:p>
      <text:p text:style-name="Alleluja_5f_R1a"><text:span text:style-name="T2">lub:</text:span> Alleluja.</text:p>
      <text:p text:style-name="Psalm_5f_Text"><text:span text:style-name="T3"><text:tab/>1</text:span><text:tab/>Sławcie Pana, wzywajcie Jego imienia, <text:span text:style-name="T2">*</text:span></text:p>
      <text:p text:style-name="Psalm_5f_Text"><text:span text:style-name="T3"><text:tab/></text:span><text:tab/>głoście Jego dzieła wśród narodów.</text:p>
      <text:p text:style-name="Psalm_5f_Text"><text:span text:style-name="T3"><text:tab/>2</text:span><text:tab/>Śpiewajcie i grajcie Mu psalmy, <text:span text:style-name="T2">*</text:span></text:p>
      <text:p text:style-name="Psalm_5f_Text"><text:span text:style-name="T3"><text:tab/></text:span><text:tab/>rozsławiajcie wszystkie Jego cuda.</text:p>
      <text:p text:style-name="Psalm_5f_R2">Refren.</text:p>
      <text:p text:style-name="Psalm_5f_Text"><text:span text:style-name="T3"><text:tab/>3</text:span><text:tab/>Szczyćcie się Jego świętym imieniem, <text:span text:style-name="T2">*</text:span></text:p>
      <text:p text:style-name="Psalm_5f_Text"><text:span text:style-name="T3"><text:tab/></text:span><text:tab/>niech się weseli serce szukających Pana.</text:p>
      <text:p text:style-name="Psalm_5f_Text"><text:span text:style-name="T3"><text:tab/>4</text:span><text:tab/>Rozważajcie o Panu i Jego potędze, <text:span text:style-name="T2">*</text:span></text:p>
      <text:p text:style-name="Psalm_5f_Text"><text:span text:style-name="T3"><text:tab/></text:span><text:tab/>zawsze szukajcie Jego oblicza.</text:p>
      <text:p text:style-name="Psalm_5f_R2">Refren.</text:p>
      <text:p text:style-name="Psalm_5f_Text"><text:span text:style-name="T3"><text:tab/>8</text:span><text:tab/>Na wieki On pamięta o swoim przymierzu, <text:span text:style-name="T2">*</text:span></text:p>
      <text:p text:style-name="Psalm_5f_Text"><text:span text:style-name="T3"><text:tab/></text:span><text:tab/>obietnicy danej tysiącu pokoleń,</text:p>
      <text:p text:style-name="Psalm_5f_Text"><text:span text:style-name="T3"><text:tab/>9</text:span><text:tab/>o przymierzu, które zawarł z Abrahamem, <text:span text:style-name="T2">*</text:span></text:p>
      <text:p text:style-name="Psalm_5f_Text"><text:soft-page-break/><text:span text:style-name="T3"><text:tab/></text:span><text:tab/>i przysiędze danej Izaakowi.</text:p>
      <text:p text:style-name="Psalm_5f_R2">Refren.</text:p>
      <text:p text:style-name="T_5f_Czytanie"><text:span text:style-name="T1">Śpiew przed Ewangelią</text:span><text:tab/>Ps 118 (117), 24</text:p>
      <text:p text:style-name="Alleluja_5f_R1"><text:span text:style-name="T2">Aklamacja: </text:span>Alleluja, alleluja, alleluja.</text:p>
      <text:p text:style-name="Psalm_5f_Text">Oto dzień, który Pan uczynił,</text:p>
      <text:p text:style-name="Psalm_5f_Text">radujmy się w nim i weselmy.</text:p>
      <text:p text:style-name="Alleluja_5f_R2"><text:span text:style-name="T2">Aklamacja: </text:span>Alleluja, alleluja, alleluja.</text:p>
      <text:p text:style-name="T_5f_Czytanie"><text:bookmark text:name="EwanSrOktWielk"/><text:span text:style-name="T1">Ewangelia</text:span><text:tab/>Łk 24, 13-35</text:p>
      <text:p text:style-name="T_5f_opis">Poznali Chrystusa przy łamaniu chleba</text:p>
      <text:p text:style-name="Czytanie_5f_Ksiega"><text:span text:style-name="T4"></text:span> Słowa Ewangelii według świętego Łukasza.</text:p>
      <text:p text:style-name="P1">W pierwszy dzień tygodnia dwaj uczniowie Jezusa byli w drodze do wsi, zwanej Emaus, oddalonej sześćdziesiąt stadiów od Jerozolimy. Rozmawiali oni ze sobą o tym wszystkim, co się wydarzyło. Gdy tak rozmawiali i rozprawiali ze sobą, sam Jezus przybliżył się i szedł z nimi. Lecz oczy ich były niejako na uwięzi, tak że Go nie poznali.</text:p>
      <text:p text:style-name="P1">On zaś ich zapytał: « Cóż to za rozmowy prowadzicie ze sobą w drodze? » Zatrzymali się smutni. A jeden z nich, imieniem Kleofas, odpowiedział Mu: « Ty jesteś chyba jedynym z przebywających w Jerozolimie, który nie wie, co się tam w tych dniach stało ».</text:p>
      <text:p text:style-name="P1">Zapytał ich: « Cóż takiego? »</text:p>
      <text:p text:style-name="P1">Odpowiedzieli Mu: « To, co się stało z Jezusem z Nazaretu, który był prorokiem potężnym w czynie i słowie wobec Boga i całego ludu; jak arcykapłani i nasi przywódcy wydali Go na śmierć i ukrzyżowali. A myśmy się spodziewali, że właśnie On miał wyzwolić Izraela. Teraz zaś po tym wszystkim dziś już trzeci dzień, jak się to stało. Co więcej, niektóre z naszych kobiet przeraziły nas: Były rano u grobu, a nie znalazłszy Jego ciała, wróciły i opowiedziały, że miały widzenie aniołów, którzy zapewniają, iż On żyje. Poszli niektórzy z naszych do grobu i zastali wszystko tak, jak kobiety opowiadały, ale Jego nie widzieli ».</text:p>
      <text:p text:style-name="P1">Na to On rzekł do nich: « O nierozumni, jak nieskore są wasze serca do wierzenia we wszystko, co powiedzieli prorocy! Czyż Mesjasz nie miał tego cierpieć, aby wejść do swej chwały? » I zaczynając od Mojżesza poprzez wszystkich proroków wykładał im, co we wszystkich Pismach odnosiło się do Niego.</text:p>
      <text:p text:style-name="P1">Tak przybliżyli się do wsi, do której zdążali, a On okazywał, jakoby miał iść dalej. Lecz przymusili Go, mówiąc: « Zostań z nami, gdyż ma się ku wieczorowi i dzień się już nachylił ». Wszedł więc, aby zostać z nimi. Gdy zajął z nimi miejsce u stołu, wziął chleb, odmówił błogosławieństwo, połamał go i dawał im. Wtedy otworzyły się im oczy i poznali Go, lecz On zniknął im z oczu. I mówili nawzajem <text:soft-page-break/>do siebie: « Czy serce nie pałało w nas, kiedy rozmawiał z nami w drodze i Pisma nam wyjaśniał? »</text:p>
      <text:p text:style-name="P1">W tej samej godzinie wybrali się i wrócili do Jerozolimy. Tam zastali zebranych Jedenastu i innych z nimi, którzy im oznajmili: « Pan rzeczywiście zmartwychwstał i ukazał się Szymonowi ». Oni również opowiadali, co ich spotkało w drodze i jak Go poznali przy łamaniu chleba.</text:p>
      <text:p text:style-name="Czytanie_5f_Text">Oto słowo Pańskie.</text:p>
      <text:p text:style-name="T_5f_2Dzien">Czwartek w oktawie Wielkanocy</text:p>
      <text:p text:style-name="T_5f_Czytanie"><text:span text:style-name="T1">Pierwsze czytanie</text:span><text:tab/>Dz 3, 11-26</text:p>
      <text:p text:style-name="T_5f_opis">Bóg naszych ojców wsławił Sługę swego</text:p>
      <text:p text:style-name="Czytanie_5f_Ksiega">Czytanie z Dziejów Apostolskich.</text:p>
      <text:p text:style-name="P1">Gdy chromy, uzdrowiony, trzymał się Piotra i Jana, cały lud zdumiony zbiegł się do nich w krużganku, który zwano Salomonowym.</text:p>
      <text:p text:style-name="P1">Na ten widok Piotr przemówił do ludu: « Mężowie izraelscy! Dlaczego dziwicie się temu? I dlaczego także patrzycie na nas, jakbyśmy własną mocą lub pobożnością sprawili, że on chodzi? Bóg naszych ojców, Bóg Abrahama, Izaaka i Jakuba wsławił Sługę swego, Jezusa, wy jednak wydaliście Go i zaparliście się Go przed Piłatem, gdy postanowił Go uwolnić. Zaparliście się świętego i sprawiedliwego, a wyprosiliście ułaskawienie dla zabójcy. Zabiliście Dawcę życia, ale Bóg wskrzesił Go z martwych, czego my jesteśmy świadkami.</text:p>
      <text:p text:style-name="P1">I przez wiarę w Jego imię temu człowiekowi, którego widzicie i którego znacie, Imię to przywróciło siły. Wiara wzbudzona przez niego dała mu tę pełnię sił, którą wszyscy widzicie.</text:p>
      <text:p text:style-name="P1">Lecz teraz wiem, bracia, że działaliście w nieświadomości, tak samo jak przełożeni wasi. A Bóg w ten sposób spełnił to, co zapowiedział przez usta wszystkich proroków, że Jego Mesjasz będzie cierpiał. Pokutujcie więc i nawróćcie się, aby grzechy wasze zostały zgładzone, aby nadeszły od Pana dni ochłody, aby też posłał wam zapowiedzianego Mesjasza, Jezusa, którego niebo musi zatrzymać aż do czasu odnowienia wszystkich rzeczy, co od wieków przepowiedział Bóg przez usta swoich świętych proroków.</text:p>
      <text:p text:style-name="P1">Powiedział przecież Mojżesz: “ Proroka jak ja wzbudzi wam Pan, Bóg nasz, spośród braci waszych. Słuchajcie Go we wszystkim, co wam powie. A każdy, kto nie posłucha tego Proroka, zostanie usunięty z ludu ”. Zapowiadali te dni także pozostali prorocy, którzy przemawiali od czasów Samuela i jego następców.</text:p>
      <text:p text:style-name="P1">Wy jesteście synami proroków i przymierza, które Bóg zawarł z waszymi ojcami, kiedy rzekł do Abrahama: “ Błogosławione będą w potomstwie twoim wszystkie narody ziemi ”. Dla was w pierwszym rzędzie wskrzesił Bóg Sługę swego i posłał Go, aby błogosławił wam w sprawie odwrócenia się każdego z was od swoich grzechów ».</text:p>
      <text:p text:style-name="Czytanie_5f_Text">Oto słowo Boże.</text:p>
      <text:p text:style-name="T_5f_Czytanie"><text:span text:style-name="T1">Psalm responsoryjny</text:span><text:tab/>Ps 8, 2 i 5. 6-7. 8-9 <text:s/>(R.: por. 2ab)</text:p>
      <text:p text:style-name="Psalm_5f_R1"><text:span text:style-name="T2">Refren: </text:span>Jak jest przedziwne imię Twoje, Panie!</text:p>
      <text:p text:style-name="Alleluja_5f_R1a"><text:span text:style-name="T2">lub:</text:span> Alleluja.</text:p>
      <text:p text:style-name="Psalm_5f_Text"><text:span text:style-name="T3"><text:tab/>2</text:span><text:tab/>O Panie, Panie nasz, <text:span text:style-name="T2">*</text:span></text:p>
      <text:p text:style-name="Psalm_5f_Text"><text:span text:style-name="T3"><text:tab/></text:span><text:tab/>jak przedziwne jest imię Twoje po całej ziemi.</text:p>
      <text:p text:style-name="Psalm_5f_Text"><text:soft-page-break/><text:span text:style-name="T3"><text:tab/>5</text:span><text:tab/>Czym jest człowiek, że o nim pamiętasz, <text:span text:style-name="T2">*</text:span></text:p>
      <text:p text:style-name="Psalm_5f_Text"><text:span text:style-name="T3"><text:tab/></text:span><text:tab/>czym syn człowieczy, że troszczysz się o niego?</text:p>
      <text:p text:style-name="Psalm_5f_R2">Refren.</text:p>
      <text:p text:style-name="Psalm_5f_Text"><text:span text:style-name="T3"><text:tab/>6</text:span><text:tab/>Uczyniłeś go niewiele mniejszym od aniołów, <text:span text:style-name="T2">*</text:span></text:p>
      <text:p text:style-name="Psalm_5f_Text"><text:span text:style-name="T3"><text:tab/></text:span><text:tab/>uwieńczyłeś go czcią i chwałą.</text:p>
      <text:p text:style-name="Psalm_5f_Text"><text:span text:style-name="T3"><text:tab/>7</text:span><text:tab/>Obdarzyłeś go władzą nad dziełami rąk Twoich, <text:span text:style-name="T2">*</text:span></text:p>
      <text:p text:style-name="Psalm_5f_Text"><text:span text:style-name="T3"><text:tab/></text:span><text:tab/>wszystko złożyłeś pod jego stopy.</text:p>
      <text:p text:style-name="Psalm_5f_R2">Refren.</text:p>
      <text:p text:style-name="Psalm_5f_Text"><text:span text:style-name="T3"><text:tab/>8</text:span><text:tab/>Owce i bydło wszelakie <text:span text:style-name="T2">*</text:span></text:p>
      <text:p text:style-name="Psalm_5f_Text"><text:span text:style-name="T3"><text:tab/></text:span><text:tab/>i dzikie zwierzęta,</text:p>
      <text:p text:style-name="Psalm_5f_Text"><text:span text:style-name="T3"><text:tab/>9</text:span><text:tab/>ptaki niebieskie i ryby morskie, <text:span text:style-name="T2">*</text:span></text:p>
      <text:p text:style-name="Psalm_5f_Text"><text:span text:style-name="T3"><text:tab/></text:span><text:tab/>wszystko, co szlaki mórz przemierza.</text:p>
      <text:p text:style-name="Psalm_5f_R2">Refren.</text:p>
      <text:p text:style-name="T_5f_Czytanie"><text:span text:style-name="T1">Śpiew przed Ewangelią</text:span><text:tab/>Ps 118 (117), 24</text:p>
      <text:p text:style-name="Alleluja_5f_R1"><text:span text:style-name="T2">Aklamacja: </text:span>Alleluja, alleluja, alleluja.</text:p>
      <text:p text:style-name="Psalm_5f_Text">Oto dzień, który Pan uczynił,</text:p>
      <text:p text:style-name="Psalm_5f_Text">radujmy się w nim i weselmy.</text:p>
      <text:p text:style-name="Alleluja_5f_R2"><text:span text:style-name="T2">Aklamacja: </text:span>Alleluja, alleluja, alleluja.</text:p>
      <text:p text:style-name="T_5f_Czytanie"><text:span text:style-name="T1">Ewangelia</text:span><text:tab/>Łk 24, 35-48</text:p>
      <text:p text:style-name="T_5f_opis">Musiały się wypełnić zapowiedzi Pisma</text:p>
      <text:p text:style-name="Czytanie_5f_Ksiega"><text:span text:style-name="T4"></text:span> Słowa Ewangelii według świętego Łukasza.</text:p>
      <text:p text:style-name="P1">Uczniowie opowiadali, co ich spotkało w drodze, i jak poznali Jezusa przy łamaniu chleba. A gdy rozmawiali o tym, On sam stanął pośród nich i rzekł do nich: « Pokój wam ».</text:p>
      <text:p text:style-name="P1">Zatrwożonym i wylękłym zdawało się, że widzą ducha. Lecz On rzekł do nich: « Czemu jesteście zmieszani i dlaczego wątpliwości budzą się w waszych sercach? Popatrzcie na moje ręce i nogi: to Ja jestem. Dotknijcie się Mnie i przekonajcie: duch nie ma ciała ani kości, jak widzicie, że Ja mam ». Przy tych słowach pokazał im swoje ręce i nogi.</text:p>
      <text:p text:style-name="P1">Lecz gdy oni z radości jeszcze nie wierzyli i pełni byli zdumienia, rzekł do nich: « Macie tu coś do jedzenia? » Oni podali Mu kawałek pieczonej ryby. Wziął i jadł wobec wszystkich.</text:p>
      <text:p text:style-name="P1">Potem rzekł do nich: « To właśnie znaczyły słowa, które mówiłem do was, gdy byłem jeszcze z wami: Musi się wypełnić wszystko, co napisane jest o Mnie w Prawie Mojżesza, u Proroków i w Psalmach ». Wtedy oświecił ich umysły, aby rozumieli Pisma.</text:p>
      <text:p text:style-name="P1"><text:soft-page-break/>I rzekł do nich: « Tak jest napisane: Mesjasz będzie cierpiał i trzeciego dnia zmartwychwstanie; w imię Jego głoszone będzie nawrócenie i odpuszczenie grzechów wszystkim narodom, począwszy od Jerozolimy. Wy jesteście świadkami tego ».</text:p>
      <text:p text:style-name="Czytanie_5f_Text">Oto słowo Pańskie.</text:p>
      <text:p text:style-name="T_5f_2Dzien">Piątek w oktawie Wielkanocy</text:p>
      <text:p text:style-name="T_5f_Czytanie"><text:span text:style-name="T1">Pierwsze czytanie</text:span><text:tab/>Dz 4, 1-12</text:p>
      <text:p text:style-name="T_5f_opis">Kamień odrzucony przez budujących <text:line-break/>stał się kamieniem węgielnym</text:p>
      <text:p text:style-name="Czytanie_5f_Ksiega">Czytanie z Dziejów Apostolskich.</text:p>
      <text:p text:style-name="P1">Gdy Piotr i Jan przemawiali do ludu, po uzdrowieniu chromego, podeszli do nich kapłani i dowódca straży świątynnej oraz saduceusze oburzeni, że nauczają lud i głoszą zmartwychwstanie umarłych w Jezusie. Zatrzymali ich i oddali pod straż aż do następnego dnia, bo już był wieczór. A wielu z tych, którzy słyszeli naukę, uwierzyło. Liczba mężczyzn dosięgała około pięciu tysięcy.</text:p>
      <text:p text:style-name="P1">Następnego dnia zebrali się ich przełożeni i starsi, i uczeni w Jerozolimie: arcykapłan Annasz, Kajfasz, Jan, Aleksander i ilu ich było z rodu arcykapłańskiego. Postawili ich w środku i pytali: « Czyją mocą albo w czyim imieniu uczyniliście to? »</text:p>
      <text:p text:style-name="P1">Wtedy Piotr napełniony Duchem Świętym powiedział do nich: « Przełożeni ludu i starsi! Jeżeli przesłuchujecie nas dzisiaj w sprawie dobrodziejstwa, dzięki któremu chory człowiek uzyskał zdrowie, to niech będzie wiadomo wam wszystkim i całemu ludowi Izraela, że w imię Jezusa Chrystusa Nazarejczyka, którego wy ukrzyżowaliście, a którego Bóg wskrzesił z martwych, że przez Niego ten człowiek stanął przed wami zdrowy.</text:p>
      <text:p text:style-name="P1">On jest kamieniem, odrzuconym przez was budujących, tym, który stał się kamieniem węgielnym. I nie ma w żadnym innym zbawienia, gdyż nie dano ludziom pod niebem żadnego innego imienia, w którym moglibyśmy być zbawieni ».</text:p>
      <text:p text:style-name="Czytanie_5f_Text">Oto słowo Boże.</text:p>
      <text:p text:style-name="T_5f_Czytanie"><text:span text:style-name="T1">Psalm responsoryjny<text:line-break/></text:span><text:tab/>Ps 118 (117), 1 i 4. 22-23. 24-25 <text:s/>(R.: por. 22)</text:p>
      <text:p text:style-name="Psalm_5f_R1"><text:span text:style-name="T2">Refren: </text:span>Kamień wzgardzony stał się fundamentem.</text:p>
      <text:p text:style-name="Alleluja_5f_R1a"><text:span text:style-name="T2">lub:</text:span> Alleluja.</text:p>
      <text:p text:style-name="Psalm_5f_Text"><text:span text:style-name="T3"><text:tab/>1</text:span><text:tab/>Dziękujcie Panu, bo jest dobry, <text:span text:style-name="T2">*</text:span></text:p>
      <text:p text:style-name="Psalm_5f_Text"><text:span text:style-name="T3"><text:tab/></text:span><text:tab/>bo Jego łaska trwa na wieki.</text:p>
      <text:p text:style-name="Psalm_5f_Text"><text:span text:style-name="T3"><text:tab/>4</text:span><text:tab/>Niech bojący się Pana głoszą: <text:span text:style-name="T2">*</text:span></text:p>
      <text:p text:style-name="Psalm_5f_Text"><text:span text:style-name="T3"><text:tab/></text:span><text:tab/>« Jego łaska na wieki ».</text:p>
      <text:p text:style-name="Psalm_5f_R2">Refren.</text:p>
      <text:p text:style-name="Psalm_5f_Text"><text:span text:style-name="T3"><text:tab/>22</text:span><text:tab/>Kamień odrzucony przez budujących <text:span text:style-name="T2">*</text:span></text:p>
      <text:p text:style-name="Psalm_5f_Text"><text:span text:style-name="T3"><text:tab/></text:span><text:tab/>stał się kamieniem węgielnym.</text:p>
      <text:p text:style-name="Psalm_5f_Text"><text:span text:style-name="T3"><text:tab/>23</text:span><text:tab/>Stało się to przez Pana <text:span text:style-name="T2">*</text:span></text:p>
      <text:p text:style-name="Psalm_5f_Text"><text:soft-page-break/><text:span text:style-name="T3"><text:tab/></text:span><text:tab/>i cudem jest w naszych oczach.</text:p>
      <text:p text:style-name="Psalm_5f_R2">Refren.</text:p>
      <text:p text:style-name="Psalm_5f_Text"><text:span text:style-name="T3"><text:tab/>24</text:span><text:tab/>Oto dzień, który Pan uczynił, <text:span text:style-name="T2">*</text:span></text:p>
      <text:p text:style-name="Psalm_5f_Text"><text:span text:style-name="T3"><text:tab/></text:span><text:tab/>radujmy się w nim i weselmy.</text:p>
      <text:p text:style-name="Psalm_5f_Text"><text:span text:style-name="T3"><text:tab/>25</text:span><text:tab/>O Panie, Ty nas wybaw, <text:span text:style-name="T2">*</text:span></text:p>
      <text:p text:style-name="Psalm_5f_Text"><text:span text:style-name="T3"><text:tab/></text:span><text:tab/>o Panie, daj nam pomyślność.</text:p>
      <text:p text:style-name="Psalm_5f_R2">Refren.</text:p>
      <text:p text:style-name="T_5f_Czytanie"><text:span text:style-name="T1">Śpiew przed Ewangelią</text:span><text:tab/>Ps 118 (117), 24</text:p>
      <text:p text:style-name="Alleluja_5f_R1"><text:span text:style-name="T2">Aklamacja: </text:span>Alleluja, alleluja, alleluja.</text:p>
      <text:p text:style-name="Psalm_5f_Text">Oto dzień, który Pan uczynił,</text:p>
      <text:p text:style-name="Psalm_5f_Text">radujmy się w nim i weselmy.</text:p>
      <text:p text:style-name="Alleluja_5f_R2"><text:span text:style-name="T2">Aklamacja: </text:span>Alleluja, alleluja, alleluja.</text:p>
      <text:p text:style-name="T_5f_Czytanie"><text:span text:style-name="T1">Ewangelia</text:span><text:tab/>J 21, 1-14</text:p>
      <text:p text:style-name="T_5f_opis">Ukazanie się Zmartwychwstałego <text:line-break/>nad Morzem Tyberiadzkim</text:p>
      <text:p text:style-name="Czytanie_5f_Ksiega"><text:span text:style-name="T4"></text:span> Słowa Ewangelii według świętego Jana.</text:p>
      <text:p text:style-name="P1">Jezus znowu ukazał się nad Morzem Tyberiadzkim. A ukazał się w ten sposób:</text:p>
      <text:p text:style-name="P1">Byli razem Szymon Piotr, Tomasz, zwany Didymos, Natanael z Kany Galilejskiej, synowie Zebedeusza oraz dwaj inni z Jego uczniów. Szymon Piotr powiedział do nich: « Idę łowić ryby ». Odpowiedzieli mu: « Idziemy i my z tobą ». Wyszli więc i wsiedli do łodzi, ale tej nocy nic nie złowili.</text:p>
      <text:p text:style-name="P1">A gdy ranek zaświtał, Jezus stanął na brzegu. Jednakże uczniowie nie wiedzieli, że to był Jezus.</text:p>
      <text:p text:style-name="P1">A Jezus rzekł do nich: « Dzieci, czy nie macie nic do jedzenia? »</text:p>
      <text:p text:style-name="P1">Odpowiedzieli Mu: « Nie ».</text:p>
      <text:p text:style-name="P1">On rzekł do nich: « Zarzućcie sieć po prawej stronie łodzi, a znajdziecie ». Zarzucili więc i z powodu mnóstwa ryb nie mogli jej wyciągnąć.</text:p>
      <text:p text:style-name="P1">Powiedział więc do Piotra ów uczeń, którego Jezus miłował: « To jest Pan! » Szymon Piotr usłyszawszy, że to jest Pan, przywdział na siebie wierzchnią szatę, był bowiem prawie nagi, i rzucił się w morze. Reszta uczniów dobiła łodzią, ciągnąc za sobą sieć z rybami. Od brzegu bowiem nie było daleko, tylko około dwunastu łokci.</text:p>
      <text:p text:style-name="P1">A kiedy zeszli na ląd, ujrzeli żarzące się na ziemi węgle, a na nich ułożoną rybę oraz chleb. Rzekł do nich Jezus: « Przynieście jeszcze ryb, któreście teraz ułowili ». Poszedł Szymon Piotr i wyciągnął na brzeg sieć pełną wielkich ryb w liczbie stu pięćdziesięciu trzech. A pomimo tak wielkiej ilości sieć się nie rozerwała. Rzekł do nich Jezus: « Chodźcie, posilcie się! » Żaden z uczniów nie <text:soft-page-break/>odważył się zadać Mu pytania: « Kto Ty jesteś? », bo wiedzieli, że to jest Pan. A Jezus przyszedł, wziął chleb i podał im, podobnie i rybę.</text:p>
      <text:p text:style-name="P1">To już trzeci raz, jak Jezus ukazał się uczniom od chwili, gdy zmartwychwstał.</text:p>
      <text:p text:style-name="Czytanie_5f_Text">Oto słowo Pańskie.</text:p>
      <text:p text:style-name="T_5f_2Dzien">Sobota w oktawie Wielkanocy</text:p>
      <text:p text:style-name="T_5f_Czytanie"><text:span text:style-name="T1">Pierwsze czytanie</text:span><text:tab/>Dz 4, 13-21</text:p>
      <text:p text:style-name="T_5f_opis">Nie możemy nie mówić tego, co widzieliśmy</text:p>
      <text:p text:style-name="Czytanie_5f_Ksiega">Czytanie z Dziejów Apostolskich.</text:p>
      <text:p text:style-name="P1">Przełożeni i starsi, i uczeni, widząc odwagę Piotra i Jana, a dowiedziawszy się, że są oni ludźmi nieuczonymi i prostymi, dziwili się. Rozpoznawali w nich też towarzyszy Jezusa. A widząc nadto, że stoi z nimi uzdrowiony człowiek, nie znajdowali odpowiedzi.</text:p>
      <text:p text:style-name="P1">Kazali więc im wyjść z sali Rady i naradzali się. Mówili jeden do drugiego: « Co mamy zrobić z tymi ludźmi? Bo dokonali jawnego znaku, oczywistego dla wszystkich mieszkańców Jerozolimy. Przecież temu nie możemy zaprzeczyć. Aby jednak nie rozpowszechniało się to wśród ludu, zabrońmy im surowo przemawiać do kogokolwiek w to imię ».</text:p>
      <text:p text:style-name="P1">Przywołali ich potem i zakazali w ogóle przemawiać i nauczać w imię Jezusa. Lecz Piotr i Jan odpowiedzieli: « Rozsądźcie, czy słuszne jest w oczach Bożych bardziej słuchać was niż Boga? Bo my nie możemy nie mówić tego, co widzieliśmy i co słyszeliśmy ».</text:p>
      <text:p text:style-name="P1">Oni zaś ponowili groźby, a nie znajdując żadnej podstawy do wymierzenia im kary, wypuścili ich ze względu na lud, bo wszyscy wielbili Boga z powodu tego, co się stało.</text:p>
      <text:p text:style-name="Czytanie_5f_Text">Oto słowo Boże.</text:p>
      <text:p text:style-name="T_5f_Czytanie"><text:span text:style-name="T1">Psalm responsoryjny<text:line-break/></text:span><text:tab/>Ps 118 (117), 1 i 14. 15-16. 18 i 21 <text:s/>(R.: por. 21a)</text:p>
      <text:p text:style-name="Psalm_5f_R1"><text:span text:style-name="T2">Refren: </text:span>Dziękuję, Panie, że mnie wysłuchałeś.</text:p>
      <text:p text:style-name="Alleluja_5f_R1a"><text:span text:style-name="T2">lub:</text:span> Alleluja.</text:p>
      <text:p text:style-name="Psalm_5f_Text"><text:span text:style-name="T3"><text:tab/>1</text:span><text:tab/>Dziękujcie Panu, bo jest dobry, <text:span text:style-name="T2">*</text:span></text:p>
      <text:p text:style-name="Psalm_5f_Text"><text:span text:style-name="T3"><text:tab/></text:span><text:tab/>bo Jego łaska trwa na wieki.</text:p>
      <text:p text:style-name="Psalm_5f_Text"><text:span text:style-name="T3"><text:tab/>14</text:span><text:tab/>Pan moją mocą i pieśnią, <text:span text:style-name="T2">*</text:span></text:p>
      <text:p text:style-name="Psalm_5f_Text"><text:span text:style-name="T3"><text:tab/></text:span><text:tab/>On stał się moim Zbawcą.</text:p>
      <text:p text:style-name="Psalm_5f_R2">Refren.</text:p>
      <text:p text:style-name="Psalm_5f_Text"><text:span text:style-name="T3"><text:tab/>15</text:span><text:tab/>Głosy radości z ocalenia <text:span text:style-name="T2">*</text:span></text:p>
      <text:p text:style-name="Psalm_5f_Text"><text:span text:style-name="T3"><text:tab/></text:span><text:tab/>w namiotach sprawiedliwych:</text:p>
      <text:p text:style-name="Psalm_5f_Text"><text:span text:style-name="T3"><text:tab/>16</text:span><text:tab/>« Prawica Pana wzniesiona wysoko, <text:span text:style-name="T2">*</text:span></text:p>
      <text:p text:style-name="Psalm_5f_Text"><text:span text:style-name="T3"><text:tab/></text:span><text:tab/>prawica Pańska moc okazała ».</text:p>
      <text:p text:style-name="Psalm_5f_R2">Refren.</text:p>
      <text:p text:style-name="Psalm_5f_Text"><text:span text:style-name="T3"><text:tab/>18</text:span><text:tab/>Ciężko mnie Pan ukarał, <text:span text:style-name="T2">*</text:span></text:p>
      <text:p text:style-name="Psalm_5f_Text"><text:soft-page-break/><text:span text:style-name="T3"><text:tab/></text:span><text:tab/>ale na śmierć nie wydał.</text:p>
      <text:p text:style-name="Psalm_5f_Text"><text:span text:style-name="T3"><text:tab/>21</text:span><text:tab/>Dziękuję Tobie, żeś mnie wysłuchał <text:span text:style-name="T2">*</text:span></text:p>
      <text:p text:style-name="Psalm_5f_Text"><text:span text:style-name="T3"><text:tab/></text:span><text:tab/>i stałeś się moim Zbawcą.</text:p>
      <text:p text:style-name="Psalm_5f_R2">Refren.</text:p>
      <text:p text:style-name="T_5f_Czytanie"><text:span text:style-name="T1">Śpiew przed Ewangelią</text:span><text:tab/>Ps 118 (117), 24</text:p>
      <text:p text:style-name="Alleluja_5f_R1"><text:span text:style-name="T2">Aklamacja: </text:span>Alleluja, alleluja, alleluja.</text:p>
      <text:p text:style-name="Psalm_5f_Text">Oto dzień, który Pan uczynił,</text:p>
      <text:p text:style-name="Psalm_5f_Text">radujmy się w nim i weselmy.</text:p>
      <text:p text:style-name="Alleluja_5f_R2"><text:span text:style-name="T2">Aklamacja: </text:span>Alleluja, alleluja, alleluja.</text:p>
      <text:p text:style-name="T_5f_Czytanie"><text:span text:style-name="T1">Ewangelia</text:span><text:tab/>Mk 16, 9-15</text:p>
      <text:p text:style-name="T_5f_opis">Chrystus zmartwychwstały posyła Apostołów <text:line-break/>na głoszenie Ewangelii</text:p>
      <text:p text:style-name="Czytanie_5f_Ksiega"><text:span text:style-name="T4"></text:span> Słowa Ewangelii według świętego Marka.</text:p>
      <text:p text:style-name="P1">Po swym zmartwychwstaniu, wczesnym rankiem w pierwszy dzień tygodnia, Jezus ukazał się najpierw Marii Magdalenie, z której wyrzucił siedem złych duchów. Ona poszła i oznajmiła to tym, którzy byli z Nim, pogrążonym w smutku i płaczącym. Oni jednak słysząc, że żyje i że ona Go widziała, nie chcieli wierzyć.</text:p>
      <text:p text:style-name="P1">Potem ukazał się w innej postaci dwom z nich na drodze, gdy szli na wieś. Oni powrócili i oznajmili pozostałym. Lecz im też nie uwierzyli.</text:p>
      <text:p text:style-name="P1">W końcu ukazał się samym Jedenastu, gdy siedzieli za stołem, i wyrzucał im brak wiary i upór, że nie wierzyli tym, którzy widzieli Go zmartwychwstałego.</text:p>
      <text:p text:style-name="P1">I rzekł do nich: « Idźcie na cały świat i głoście Ewangelię wszelkiemu stworzeniu ».</text:p>
      <text:p text:style-name="Czytanie_5f_Text">Oto słowo Pańsk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style:font-name="Arial" fo:font-size="16pt" fo:font-weight="bold" style:letter-kerning="true" style:font-size-asian="16pt" style:font-weight-asian="bold" style:font-name-complex="Arial" style:font-size-complex="16pt" style:font-weight-complex="bold"/>
    </style:style>
    <style:style style:name="Czytanie_5f_Text" style:display-name="Czytanie_Text" style:family="paragraph" style:parent-style-name="Heading_20_1">
      <style:paragraph-properties fo:margin="100%" fo:margin-left="0cm" fo:margin-right="0cm" fo:margin-top="0.101cm" fo:margin-bottom="0cm" fo:line-height="0.564cm" fo:text-align="justify" style:justify-single-word="false" fo:text-indent="0.7cm" style:auto-text-indent="false" fo:keep-with-next="auto"/>
      <style:text-properties style:font-name="Times New Roman" fo:font-size="14.5pt" fo:font-weight="normal" style:font-size-asian="14.5pt" style:font-weight-asian="normal" style:font-name-complex="Times New Roman" style:font-weight-complex="normal"/>
    </style:style>
    <style:style style:name="T_5f_2Dzien" style:display-name="T_2Dzien" style:family="paragraph" style:parent-style-name="Standard">
      <style:paragraph-properties fo:margin-top="0.423cm" fo:margin-bottom="0.106cm" fo:text-align="center" style:justify-single-word="false" fo:break-before="page" fo:keep-with-next="always"/>
      <style:text-properties fo:text-transform="uppercase" fo:color="#800000" fo:font-size="14pt" fo:font-weight="bold" style:font-size-asian="14pt" style:font-weight-asian="bold" style:font-size-complex="14pt" style:font-weight-complex="bold"/>
    </style:style>
    <style:style style:name="T_5f_Czytanie" style:display-name="T_Czytanie" style:family="paragraph" style:parent-style-name="Standard">
      <style:paragraph-properties fo:margin-top="0.501cm" fo:margin-bottom="0cm" fo:line-height="0.504cm" fo:keep-with-next="always">
        <style:tab-stops>
          <style:tab-stop style:position="12.802cm" style:type="right"/>
        </style:tab-stops>
      </style:paragraph-properties>
      <style:text-properties fo:color="#ff0000" fo:font-size="13pt" style:font-size-asian="13pt"/>
    </style:style>
    <style:style style:name="T_5f_opis" style:display-name="T_opis" style:family="paragraph" style:parent-style-name="T_5f_Czytanie">
      <style:paragraph-properties fo:margin-top="0cm" fo:margin-bottom="0cm" fo:keep-with-next="always"/>
      <style:text-properties fo:color="#000000" fo:font-style="italic" style:font-style-asian="italic" style:font-style-complex="italic"/>
    </style:style>
    <style:style style:name="Czytanie_5f_Ksiega" style:display-name="Czytanie_Ksiega" style:family="paragraph" style:parent-style-name="Czytanie_5f_Text">
      <style:paragraph-properties fo:margin="100%" fo:margin-left="0cm" fo:margin-right="0cm" fo:margin-top="0.501cm" fo:margin-bottom="0.3cm" fo:text-align="start" style:justify-single-word="false" fo:text-indent="0cm" style:auto-text-indent="false"/>
    </style:style>
    <style:style style:name="Psalm_5f_R1" style:display-name="Psalm_R1" style:family="paragraph" style:parent-style-name="Czytanie_5f_Text">
      <style:paragraph-properties fo:margin="100%" fo:margin-left="0cm" fo:margin-right="0cm" fo:margin-top="0.501cm" fo:margin-bottom="0.199cm" fo:text-indent="0.501cm" style:auto-text-indent="false"/>
    </style:style>
    <style:style style:name="Alleluja_5f_R1" style:display-name="Alleluja_R1" style:family="paragraph" style:parent-style-name="Czytanie_5f_Text">
      <style:paragraph-properties fo:margin="100%" fo:margin-left="0cm" fo:margin-right="0cm" fo:margin-top="0.501cm" fo:margin-bottom="0.199cm" fo:text-indent="0cm" style:auto-text-indent="false" fo:keep-with-next="always"/>
    </style:style>
    <style:style style:name="Alleluja_5f_R1a" style:display-name="Alleluja_R1a" style:family="paragraph" style:parent-style-name="Alleluja_5f_R1">
      <style:paragraph-properties fo:margin="100%" fo:margin-left="0cm" fo:margin-right="0cm" fo:margin-top="0.199cm" fo:margin-bottom="0.199cm" fo:text-indent="1.199cm" style:auto-text-indent="false"/>
    </style:style>
    <style:style style:name="Psalm_5f_Text" style:display-name="Psalm_Text" style:family="paragraph" style:parent-style-name="Czytanie_5f_Text">
      <style:paragraph-properties fo:margin="100%" fo:margin-left="0cm" fo:margin-right="0cm" fo:margin-top="0cm" fo:margin-bottom="0cm" fo:text-indent="0cm" style:auto-text-indent="false">
        <style:tab-stops>
          <style:tab-stop style:position="0.3cm" style:type="right"/>
          <style:tab-stop style:position="0.501cm"/>
        </style:tab-stops>
      </style:paragraph-properties>
    </style:style>
    <style:style style:name="Psalm_5f_R2" style:display-name="Psalm_R2" style:family="paragraph" style:parent-style-name="Psalm_5f_R1">
      <style:paragraph-properties fo:orphans="0" fo:widows="0" fo:keep-with-next="auto"/>
      <style:text-properties fo:color="#ff0000"/>
    </style:style>
    <style:style style:name="Alleluja_5f_R2" style:display-name="Alleluja_R2" style:family="paragraph" style:parent-style-name="Alleluja_5f_R1">
      <style:paragraph-properties fo:margin-top="0.199cm" fo:margin-bottom="0cm" fo:keep-with-next="auto"/>
    </style:style>
    <style:style style:name="T_5f_1Tydzien" style:display-name="T_1Tydzien" style:family="paragraph" style:parent-style-name="Heading_20_1">
      <style:paragraph-properties fo:break-before="page"/>
      <style:text-properties fo:text-transform="uppercase" fo:color="#ff0000" style:font-name="Times New Roman" fo:font-size="20pt" style:font-size-asian="20pt"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Bielecki</meta:initial-creator>
    <meta:creation-date>2017-03-19T15:12:54</meta:creation-date>
    <dc:date>2017-03-19T15:15:29</dc:date>
    <dc:creator>Paweł Bielecki</dc:creator>
    <meta:editing-duration>P0D</meta:editing-duration>
    <meta:editing-cycles>1</meta:editing-cycles>
    <meta:document-statistic meta:table-count="0" meta:image-count="0" meta:object-count="0" meta:page-count="11" meta:paragraph-count="170" meta:word-count="2477" meta:character-count="14952" meta:non-whitespace-character-count="12563"/>
    <meta:generator>LibreOffice/3.5$Linux_x86 LibreOffice_project/350m1$Build-2</meta:generator>
  </office:meta>
</office:document-meta>
</file>